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-per-k" table:style-name="ta1">
        <table:shapes>
          <draw:frame draw:z-index="0" draw:style-name="gr1" draw:text-style-name="P1" svg:width="6.2988in" svg:height="3.5429in" svg:x="2.7614in" svg:y="3.0618in">
            <draw:object draw:notify-on-update-of-ranges="'times-per-k'.F1:'times-per-k'.F1 'times-per-k'.F2:'times-per-k'.F17 'times-per-k'.G1:'times-per-k'.G1 'times-per-k'.G2:'times-per-k'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w time</text:p>
          </table:table-cell>
          <table:table-cell office:value-type="string" calcext:value-type="string">
            <text:p>avg per 10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avg per 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0.8045" calcext:value-type="float">
            <text:p>40.8045</text:p>
          </table:table-cell>
          <table:table-cell table:formula="of:=[.C2]*10/[.B2]" office:value-type="float" office:value="1.0201125" calcext:value-type="float">
            <text:p>1.02011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]" office:value-type="float" office:value="1.0201125" calcext:value-type="float">
            <text:p>1.0201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8.7619" calcext:value-type="float">
            <text:p>38.7619</text:p>
          </table:table-cell>
          <table:table-cell table:formula="of:=[.C3]*10/[.B3]" office:value-type="float" office:value="0.9690475" calcext:value-type="float">
            <text:p>0.969047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]" office:value-type="float" office:value="0.9690475" calcext:value-type="float">
            <text:p>0.9690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6.3475" calcext:value-type="float">
            <text:p>36.3475</text:p>
          </table:table-cell>
          <table:table-cell table:formula="of:=[.C4]*10/[.B4]" office:value-type="float" office:value="0.9086875" calcext:value-type="float">
            <text:p>0.9086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4]" office:value-type="float" office:value="0.9086875" calcext:value-type="float">
            <text:p>0.9086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31.7859" calcext:value-type="float">
            <text:p>31.7859</text:p>
          </table:table-cell>
          <table:table-cell table:formula="of:=[.C5]*10/[.B5]" office:value-type="float" office:value="0.882941666666667" calcext:value-type="float">
            <text:p>0.8829416666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5]" office:value-type="float" office:value="0.882941666666667" calcext:value-type="float">
            <text:p>0.88294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5.1279" calcext:value-type="float">
            <text:p>35.1279</text:p>
          </table:table-cell>
          <table:table-cell table:formula="of:=[.C6]*10/[.B6]" office:value-type="float" office:value="0.8781975" calcext:value-type="float">
            <text:p>0.87819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6]" office:value-type="float" office:value="0.8781975" calcext:value-type="float">
            <text:p>0.8781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4.6427" calcext:value-type="float">
            <text:p>34.6427</text:p>
          </table:table-cell>
          <table:table-cell table:formula="of:=[.C7]*10/[.B7]" office:value-type="float" office:value="0.8660675" calcext:value-type="float">
            <text:p>0.86606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7]" office:value-type="float" office:value="0.8660675" calcext:value-type="float">
            <text:p>0.86606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31.036" calcext:value-type="float">
            <text:p>31.036</text:p>
          </table:table-cell>
          <table:table-cell table:formula="of:=[.C8]*10/[.B8]" office:value-type="float" office:value="0.862111111111111" calcext:value-type="float">
            <text:p>0.8621111111111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8]" office:value-type="float" office:value="0.862111111111111" calcext:value-type="float">
            <text:p>0.862111111111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35.4765" calcext:value-type="float">
            <text:p>35.4765</text:p>
          </table:table-cell>
          <table:table-cell table:formula="of:=[.C9]*10/[.B9]" office:value-type="float" office:value="0.844678571428571" calcext:value-type="float">
            <text:p>0.84467857142857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9]" office:value-type="float" office:value="0.844678571428571" calcext:value-type="float">
            <text:p>0.844678571428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.1612" calcext:value-type="float">
            <text:p>34.1612</text:p>
          </table:table-cell>
          <table:table-cell table:formula="of:=[.C10]*10/[.B10]" office:value-type="float" office:value="0.85403" calcext:value-type="float">
            <text:p>0.8540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10]" office:value-type="float" office:value="0.85403" calcext:value-type="float">
            <text:p>0.854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30.7326" calcext:value-type="float">
            <text:p>30.7326</text:p>
          </table:table-cell>
          <table:table-cell table:formula="of:=[.C11]*10/[.B11]" office:value-type="float" office:value="0.853683333333333" calcext:value-type="float">
            <text:p>0.85368333333333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11]" office:value-type="float" office:value="0.853683333333333" calcext:value-type="float">
            <text:p>0.85368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4.036" calcext:value-type="float">
            <text:p>34.036</text:p>
          </table:table-cell>
          <table:table-cell table:formula="of:=[.C12]*10/[.B12]" office:value-type="float" office:value="0.8509" calcext:value-type="float">
            <text:p>0.850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2]" office:value-type="float" office:value="0.8509" calcext:value-type="float">
            <text:p>0.85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office:value-type="float" office:value="37.1281" calcext:value-type="float">
            <text:p>37.1281</text:p>
          </table:table-cell>
          <table:table-cell table:formula="of:=[.C13]*10/[.B13]" office:value-type="float" office:value="0.843820454545455" calcext:value-type="float">
            <text:p>0.84382045454545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D13]" office:value-type="float" office:value="0.843820454545455" calcext:value-type="float">
            <text:p>0.843820454545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office:value-type="float" office:value="30.658" calcext:value-type="float">
            <text:p>30.658</text:p>
          </table:table-cell>
          <table:table-cell table:formula="of:=[.C14]*10/[.B14]" office:value-type="float" office:value="0.851611111111111" calcext:value-type="float">
            <text:p>0.8516111111111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14]" office:value-type="float" office:value="0.851611111111111" calcext:value-type="float">
            <text:p>0.851611111111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43.3944" calcext:value-type="float">
            <text:p>43.3944</text:p>
          </table:table-cell>
          <table:table-cell table:formula="of:=[.C15]*10/[.B15]" office:value-type="float" office:value="0.834507692307692" calcext:value-type="float">
            <text:p>0.83450769230769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15]" office:value-type="float" office:value="0.834507692307692" calcext:value-type="float">
            <text:p>0.8345076923076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0" calcext:value-type="float">
            <text:p>560</text:p>
          </table:table-cell>
          <table:table-cell office:value-type="float" office:value="48.2147" calcext:value-type="float">
            <text:p>48.2147</text:p>
          </table:table-cell>
          <table:table-cell table:formula="of:=[.C16]*10/[.B16]" office:value-type="float" office:value="0.860976785714286" calcext:value-type="float">
            <text:p>0.86097678571428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D16]" office:value-type="float" office:value="0.860976785714286" calcext:value-type="float">
            <text:p>0.8609767857142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33.2747" calcext:value-type="float">
            <text:p>33.2747</text:p>
          </table:table-cell>
          <table:table-cell table:formula="of:=[.C17]*10/[.B17]" office:value-type="float" office:value="0.924297222222222" calcext:value-type="float">
            <text:p>0.92429722222222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17]" office:value-type="float" office:value="0.924297222222222" calcext:value-type="float">
            <text:p>0.924297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7T10:27:30.256484040</dc:date>
    <meta:editing-duration>PT6M25S</meta:editing-duration>
    <meta:editing-cycles>1</meta:editing-cycles>
    <meta:document-statistic meta:table-count="1" meta:cell-count="102" meta:object-count="1"/>
    <meta:generator>LibreOffice/7.3.2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67cm" svg:y="0.316cm" chart:style-name="ch2">
          <text:p>average time per 10 iterations</text:p>
        </chart:title>
        <chart:legend chart:legend-position="end" svg:x="13.042cm" svg:y="4.201cm" style:legend-expansion="high" chart:style-name="ch3"/>
        <chart:plot-area chart:style-name="ch4" table:cell-range-address="'times-per-k'.F1:'times-per-k'.G17" chart:data-source-has-labels="both" svg:x="0.32cm" svg:y="1.275cm" svg:width="12.402cm" svg:height="7.545cm">
          <chart:coordinate-region svg:x="1.232cm" svg:y="1.475cm" svg:width="11.303cm" svg:height="6.698cm"/>
          <chart:axis chart:dimension="x" chart:name="primary-x" chart:style-name="ch5" chartooo:axis-type="auto">
            <chartooo:date-scale/>
            <chart:categories table:cell-range-address="'times-per-k'.F2:'times-per-k'.F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imes-per-k'.G2:'times-per-k'.G17" chart:label-cell-address="'times-per-k'.G1:'times-per-k'.G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per 10</text:p>
                <draw:g>
                  <svg:desc>'times-per-k'.G1:'times-per-k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imes-per-k'.F2:'times-per-k'.F17</svg:desc>
                </draw:g>
              </table:table-cell>
              <table:table-cell office:value-type="float" office:value="1.0201125">
                <text:p>1.0201125</text:p>
                <draw:g>
                  <svg:desc>'times-per-k'.G2:'times-per-k'.G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90475">
                <text:p>0.96904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86875">
                <text:p>0.9086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82941666666667">
                <text:p>0.882941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781975">
                <text:p>0.87819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60675">
                <text:p>0.86606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62111111111111">
                <text:p>0.8621111111111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44678571428571">
                <text:p>0.8446785714285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5403">
                <text:p>0.854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53683333333333">
                <text:p>0.8536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09">
                <text:p>0.85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43820454545455">
                <text:p>0.84382045454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51611111111111">
                <text:p>0.8516111111111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34507692307692">
                <text:p>0.8345076923076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60976785714286">
                <text:p>0.8609767857142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24297222222222">
                <text:p>0.924297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